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 style:list-style-name="L2">
      <style:text-properties officeooo:paragraph-rsid="000873dd"/>
    </style:style>
    <style:style style:name="P4" style:family="paragraph" style:parent-style-name="Text_20_body">
      <style:text-properties officeooo:rsid="000a415a" officeooo:paragraph-rsid="000a415a"/>
    </style:style>
    <style:style style:name="P5" style:family="paragraph" style:parent-style-name="Text_20_body" style:list-style-name="L3">
      <style:text-properties officeooo:rsid="000a415a" officeooo:paragraph-rsid="000a415a"/>
    </style:style>
    <style:style style:name="P6" style:family="paragraph" style:parent-style-name="Text_20_body" style:list-style-name="L3">
      <style:text-properties officeooo:rsid="000c2279" officeooo:paragraph-rsid="000c2279"/>
    </style:style>
    <style:style style:name="P7" style:family="paragraph" style:parent-style-name="Text_20_body">
      <style:text-properties officeooo:rsid="000c2279" officeooo:paragraph-rsid="000c2279"/>
    </style:style>
    <style:style style:name="P8" style:family="paragraph" style:parent-style-name="Text_20_body" style:list-style-name="L4">
      <style:text-properties officeooo:rsid="000c2279" officeooo:paragraph-rsid="000c2279"/>
    </style:style>
    <style:style style:name="P9" style:family="paragraph" style:parent-style-name="Text_20_body">
      <style:text-properties officeooo:rsid="000fe876" officeooo:paragraph-rsid="000fe876"/>
    </style:style>
    <style:style style:name="P10" style:family="paragraph" style:parent-style-name="Text_20_body">
      <style:text-properties officeooo:rsid="001061af" officeooo:paragraph-rsid="001061af"/>
    </style:style>
    <style:style style:name="P11" style:family="paragraph" style:parent-style-name="Text_20_body" style:list-style-name="L5">
      <style:text-properties officeooo:rsid="001061af" officeooo:paragraph-rsid="001061af"/>
    </style:style>
    <style:style style:name="P12" style:family="paragraph" style:parent-style-name="Heading_20_1">
      <style:text-properties officeooo:rsid="000873dd" officeooo:paragraph-rsid="000873dd"/>
    </style:style>
    <style:style style:name="P13" style:family="paragraph" style:parent-style-name="Heading_20_2">
      <style:text-properties officeooo:rsid="000e0003" officeooo:paragraph-rsid="000e0003"/>
    </style:style>
    <style:style style:name="P14" style:family="paragraph" style:parent-style-name="Heading_20_2">
      <style:text-properties officeooo:rsid="001061af" officeooo:paragraph-rsid="001061af"/>
    </style:style>
    <style:style style:name="P15" style:family="paragraph" style:parent-style-name="Standard">
      <style:text-properties officeooo:rsid="00071ff5" officeooo:paragraph-rsid="00071ff5"/>
    </style:style>
    <style:style style:name="P16" style:family="paragraph" style:parent-style-name="Standard" style:list-style-name="L1">
      <style:text-properties officeooo:rsid="00071ff5" officeooo:paragraph-rsid="00071ff5"/>
    </style:style>
    <style:style style:name="T1" style:family="text">
      <style:text-properties officeooo:rsid="000873dd"/>
    </style:style>
    <style:style style:name="T2" style:family="text">
      <style:text-properties officeooo:rsid="000c2279"/>
    </style:style>
    <style:style style:name="T3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deas:</text:p>
      <text:list xml:id="list4055668933399103751" text:style-name="L1">
        <text:list-item>
          <text:p text:style-name="P16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16">++ Uses the new touch controllers!</text:p>
            </text:list-item>
            <text:list-item>
              <text:p text:style-name="P16">– Anyone who doesn’t have motion controllers will have a sub-par experience.</text:p>
            </text:list-item>
            <text:list-item>
              <text:p text:style-name="P16">++ Uses the theme!</text:p>
            </text:list-item>
            <text:list-item>
              <text:p text:style-name="P16">– Execution dependent, requires good graphics.</text:p>
            </text:list-item>
          </text:list>
        </text:list-item>
        <text:list-item>
          <text:p text:style-name="P16">Toy Car Racing: You are a toy car. Win races in some kid’s room. Sort of Need for Speed meets Toy Story.</text:p>
          <text:list>
            <text:list-item>
              <text:p text:style-name="P16">– Only technically follows the theme. Doesn’t really use it.</text:p>
            </text:list-item>
            <text:list-item>
              <text:p text:style-name="P16">++ Allows for some kind of high-scores system.</text:p>
            </text:list-item>
            <text:list-item>
              <text:p text:style-name="P16">++ Racing games are fun?</text:p>
            </text:list-item>
            <text:list-item>
              <text:p text:style-name="P16">– <text:span text:style-name="T3">Making AI for these would be difficult</text:span></text:p>
            </text:list-item>
          </text:list>
        </text:list-item>
        <text:list-item>
          <text:p text:style-name="P16">Toy War: You are a blue toy soldier. Defeat the red toy soldiers and dominate the bedroom!</text:p>
          <text:list>
            <text:list-item>
              <text:p text:style-name="P16">++ Fairly easy to make.</text:p>
            </text:list-item>
            <text:list-item>
              <text:p text:style-name="P16">– Somewhat uninspired</text:p>
            </text:list-item>
            <text:list-item>
              <text:p text:style-name="P16">++ Mostly follows the theme?</text:p>
            </text:list-item>
          </text:list>
        </text:list-item>
      </text:list>
      <text:p text:style-name="P15"/>
      <text:h text:style-name="P12" text:outline-level="1">Going With #3: Toy War</text:h>
      <text:p text:style-name="P1">Alternative titles:</text:p>
      <text:list xml:id="list1654055434364482541" text:style-name="L2">
        <text:list-item>
          <text:p text:style-name="P3"><text:span text:style-name="T1">Plastic Army</text:span></text:p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4">Weapons:</text:p>
      <text:list xml:id="list1440291611381511863" text:style-name="L3">
        <text:list-item>
          <text:p text:style-name="P5">Battle Rifle: Basic gun, fires one shot every 0.25 seconds. <text:span text:style-name="T2">Hitscan. Each hit does 1 damage.</text:span></text:p>
        </text:list-item>
        <text:list-item>
          <text:p text:style-name="P5">Machine Gun: Fires rapidly. Uses the same type of ammo, though. <text:span text:style-name="T2">Each shot does 0.7 damage.</text:span></text:p>
        </text:list-item>
        <text:list-item>
          <text:p text:style-name="P6">Rocket Launcher: Fires slower moving projectiles that do 4 damage at the center of the radius (radius 20).</text:p>
        </text:list-item>
        <text:list-item>
          <text:p text:style-name="P6">Cherry Bomb: Arcs a short distance and then explodes for 12 damage (radius 40). Nobody but the PC will ever use these.</text:p>
        </text:list-item>
      </text:list>
      <text:p text:style-name="P7">Unit Types:</text:p>
      <text:list xml:id="list8011906781251955257" text:style-name="L4">
        <text:list-item>
          <text:p text:style-name="P8">Solider: Typical soldier.</text:p>
        </text:list-item>
        <text:list-item>
          <text:p text:style-name="P8">Officer: Soldier with golden <text:span text:style-name="T3">epaulets.</text:span> The PC is one of these.</text:p>
        </text:list-item>
      </text:list>
      <text:h text:style-name="P13" text:outline-level="2"><text:soft-page-break/>Toyboxes</text:h>
      <text:p text:style-name="P9">Each faction has a toybox with 20 health. On destruction, that faction loses instantly.</text:p>
      <text:p text:style-name="P9"/>
      <text:p text:style-name="P10">All the furniture in the room is destructible. Each piece will fall off if it takes enough damage. The piece will also fire a blast in a cone upwards that will cause other pieces to fall off, hopefully maximizing the carnage.</text:p>
      <text:h text:style-name="P14" text:outline-level="2">Furniture</text:h>
      <text:list xml:id="list9102250058510594569" text:style-name="L5">
        <text:list-item>
          <text:p text:style-name="P11">Footstool</text:p>
        </text:list-item>
        <text:list-item>
          <text:p text:style-name="P11">Coffee Table</text:p>
        </text:list-item>
        <text:list-item>
          <text:p text:style-name="P11">Bed</text:p>
        </text:list-item>
        <text:list-item>
          <text:p text:style-name="P11">Shelves</text:p>
        </text:list-item>
        <text:list-item>
          <text:p text:style-name="P11">Dresser</text:p>
        </text:list-item>
        <text:list-item>
          <text:p text:style-name="P11">Door</text:p>
        </text:list-item>
        <text:list-item>
          <text:p text:style-name="P11">Block pile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09T23:27:34.003000000</dc:date>
    <meta:editing-duration>PT4H59M25S</meta:editing-duration>
    <meta:editing-cycles>6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38" meta:word-count="391" meta:character-count="2110" meta:non-whitespace-character-count="1780"/>
  </office:meta>
</office:document-meta>
</file>